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B000001458BEACE04.png" manifest:media-type="image/png"/>
  <manifest:file-entry manifest:full-path="Pictures/100002010000027A0000010E226B014C.png" manifest:media-type="image/png"/>
  <manifest:file-entry manifest:full-path="Pictures/100002010000029B0000010249574E0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b5d0" officeooo:paragraph-rsid="0009b5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 = 4</text:p>
      <text:p text:style-name="P1"><draw:frame draw:style-name="fr1" draw:name="Image1" text:anchor-type="paragraph" svg:width="6.6929in" svg:height="2.589in" draw:z-index="0"><draw:image xlink:href="Pictures/100002010000029B0000010249574E0C.png" xlink:type="simple" xlink:show="embed" xlink:actuate="onLoad"/></draw:frame></text:p>
      <text:p text:style-name="P1">N=5</text:p>
      <text:p text:style-name="P1"><draw:frame draw:style-name="fr2" draw:name="Image2" text:anchor-type="paragraph" svg:width="6.6043in" svg:height="2.8126in" draw:z-index="1"><draw:image xlink:href="Pictures/100002010000027A0000010E226B014C.png" xlink:type="simple" xlink:show="embed" xlink:actuate="onLoad"/></draw:frame></text:p>
      <text:p text:style-name="P1">N=6</text:p>
      <text:p text:style-name="P1"><draw:frame draw:style-name="fr2" draw:name="Image3" text:anchor-type="paragraph" svg:width="6.6146in" svg:height="3.3854in" draw:z-index="2"><draw:image xlink:href="Pictures/100002010000027B000001458BEACE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yo </meta:initial-creator>
    <meta:creation-date>2017-10-13T16:29:28.046864888</meta:creation-date>
    <meta:generator>LibreOffice/4.4.3.2$Linux_X86_64 LibreOffice_project/40m0$Build-2</meta:generator>
    <dc:date>2017-10-13T16:33:39.888149512</dc:date>
    <dc:creator>yoyo </dc:creator>
    <meta:editing-duration>PT4M12S</meta:editing-duration>
    <meta:editing-cycles>1</meta:editing-cycles>
    <meta:document-statistic meta:table-count="0" meta:image-count="3" meta:object-count="0" meta:page-count="1" meta:paragraph-count="3" meta:word-count="5" meta:character-count="11" meta:non-whitespace-character-count="9"/>
  </office:meta>
</office:document-meta>
</file>